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E0000035D5D88390DBFE87CD8.png" manifest:media-type="image/png"/>
  <manifest:file-entry manifest:full-path="Pictures/100000000000059D0000040AC62BEBC3415B5789.png" manifest:media-type="image/png"/>
  <manifest:file-entry manifest:full-path="Pictures/1000000000000594000003EE510195BDB388C733.png" manifest:media-type="image/png"/>
  <manifest:file-entry manifest:full-path="Pictures/1000000000000581000004104506AB4E3E48F9B4.png" manifest:media-type="image/png"/>
  <manifest:file-entry manifest:full-path="Pictures/10000000000005A2000003FA4FF03C6587B99911.png" manifest:media-type="image/png"/>
  <manifest:file-entry manifest:full-path="Pictures/10000000000004DA0000037C4CFE9A59483A3F42.png" manifest:media-type="image/png"/>
  <manifest:file-entry manifest:full-path="Pictures/1000000000000599000003F7B0BE35FC73639C81.png" manifest:media-type="image/png"/>
  <manifest:file-entry manifest:full-path="Pictures/1000000000000599000004378DB12408F76453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paragraph-rsid="001b8014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02577c8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<draw:frame draw:style-name="fr1" draw:name="Изображение6" text:anchor-type="as-char" svg:width="8.604cm" svg:height="6.477cm" draw:z-index="5"><draw:image xlink:href="Pictures/1000000000000599000004378DB12408F764536B.png" xlink:type="simple" xlink:show="embed" xlink:actuate="onLoad" draw:mime-type="image/png"/></draw:frame></text:p>
      <text:p text:style-name="P2"><draw:frame draw:style-name="fr1" draw:name="Изображение8" text:anchor-type="as-char" svg:width="9.082cm" svg:height="6.412cm" draw:z-index="7"><draw:image xlink:href="Pictures/10000000000005A2000003FA4FF03C6587B99911.png" xlink:type="simple" xlink:show="embed" xlink:actuate="onLoad" draw:mime-type="image/png"/></draw:frame></text:p>
      <text:p text:style-name="P2"><draw:frame draw:style-name="fr1" draw:name="Изображение7" text:anchor-type="as-char" svg:width="14.762cm" svg:height="10.896cm" draw:z-index="6"><draw:image xlink:href="Pictures/1000000000000581000004104506AB4E3E48F9B4.png" xlink:type="simple" xlink:show="embed" xlink:actuate="onLoad" draw:mime-type="image/png"/></draw:frame></text:p>
      <text:p text:style-name="P2"><text:soft-page-break/><draw:frame draw:style-name="fr1" draw:name="Изображение4" text:anchor-type="as-char" svg:width="12.98cm" svg:height="9.193cm" draw:z-index="3"><draw:image xlink:href="Pictures/1000000000000599000003F7B0BE35FC73639C81.png" xlink:type="simple" xlink:show="embed" xlink:actuate="onLoad" draw:mime-type="image/png"/></draw:frame><draw:frame draw:style-name="fr2" draw:name="Изображение5" text:anchor-type="as-char" svg:y="-7.251cm" svg:width="17cm" svg:height="12.04cm" draw:z-index="4"><draw:image xlink:href="Pictures/1000000000000599000003F7B0BE35FC73639C81.png" xlink:type="simple" xlink:show="embed" xlink:actuate="onLoad" draw:mime-type="image/png"/></draw:frame></text:p>
      <text:p text:style-name="Standard"><text:soft-page-break/><draw:frame draw:style-name="fr1" draw:name="Изображение1" text:anchor-type="as-char" svg:width="17cm" svg:height="12.002cm" draw:z-index="0"><draw:image xlink:href="Pictures/10000000000005A2000003FA4FF03C6587B99911.png" xlink:type="simple" xlink:show="embed" xlink:actuate="onLoad" draw:mime-type="image/png"/></draw:frame></text:p>
      <text:p text:style-name="Standard"/>
      <text:p text:style-name="Standard"><draw:frame draw:style-name="fr1" draw:name="Изображение2" text:anchor-type="as-char" svg:width="17cm" svg:height="12.233cm" draw:z-index="1"><draw:image xlink:href="Pictures/100000000000059D0000040AC62BEBC3415B5789.png" xlink:type="simple" xlink:show="embed" xlink:actuate="onLoad" draw:mime-type="image/png"/></draw:frame><text:s text:c="13"/></text:p>
      <text:p text:style-name="Standard"/>
      <text:p text:style-name="P1"><draw:frame draw:style-name="fr1" draw:name="Изображение3" text:anchor-type="as-char" svg:width="17cm" svg:height="11.975cm" draw:z-index="2"><draw:image xlink:href="Pictures/1000000000000594000003EE510195BDB388C73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/>
      <text:p text:style-name="P4"><draw:frame draw:style-name="fr1" draw:name="Изображение10" text:anchor-type="as-char" svg:width="17cm" svg:height="12.208cm" draw:z-index="9"><draw:image xlink:href="Pictures/10000000000004DA0000037C4CFE9A59483A3F42.png" xlink:type="simple" xlink:show="embed" xlink:actuate="onLoad" draw:mime-type="image/png"/></draw:frame><text:s text:c="3"/></text:p>
      <text:p text:style-name="P4"><draw:frame draw:style-name="fr1" draw:name="Изображение9" text:anchor-type="as-char" svg:width="17cm" svg:height="11.748cm" draw:z-index="8"><draw:image xlink:href="Pictures/10000000000004DE0000035D5D88390DBFE87CD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9:59:14.472157365</meta:creation-date>
    <meta:generator>LibreOffice/7.3.7.2$Linux_X86_64 LibreOffice_project/30$Build-2</meta:generator>
    <dc:date>2024-10-13T17:47:39.988092130</dc:date>
    <meta:editing-duration>PT5H15M32S</meta:editing-duration>
    <meta:editing-cycles>3</meta:editing-cycles>
    <meta:document-statistic meta:table-count="0" meta:image-count="10" meta:object-count="0" meta:page-count="5" meta:paragraph-count="9" meta:word-count="1" meta:character-count="18" meta:non-whitespace-character-count="1"/>
  </office:meta>
</office:document-meta>
</file>